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background-color="#ffffff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background-color="#ffffff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fo:background-color="#ffffff"/>
    </style:style>
    <style:style style:name="P7" style:family="paragraph" style:parent-style-name="Standard">
      <style:paragraph-properties fo:line-height="115%" fo:text-align="justify" style:justify-single-word="false" style:writing-mode="lr-tb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 style:list-style-name="L1">
      <style:paragraph-properties fo:margin-left="0.873cm" fo:margin-right="0cm" fo:line-height="115%" fo:text-align="justify" style:justify-single-word="false" fo:text-indent="-0.185cm" style:auto-text-indent="false" style:writing-mode="lr-tb">
        <style:tab-stops/>
      </style:paragraph-properties>
      <style:text-properties style:text-underline-style="none"/>
    </style:style>
    <style:style style:name="P10" style:family="paragraph" style:parent-style-name="Standard" style:list-style-name="L1">
      <style:paragraph-properties fo:margin-left="0.873cm" fo:margin-right="0cm" fo:line-height="115%" fo:text-align="justify" style:justify-single-word="false" fo:text-indent="-0.185cm" style:auto-text-indent="false" style:writing-mode="lr-tb">
        <style:tab-stops/>
      </style:paragraph-properties>
      <style:text-properties style:text-underline-style="none"/>
    </style:style>
    <style:style style:name="P11" style:family="paragraph" style:parent-style-name="Standard" style:list-style-name="L1">
      <style:paragraph-properties fo:margin-left="0.873cm" fo:margin-right="0cm" fo:line-height="115%" fo:text-align="justify" style:justify-single-word="false" fo:text-indent="-0.185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true" fo:break-before="auto" fo:break-after="auto" fo:background-color="transparent" style:writing-mode="lr-tb">
        <style:background-image/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writing-mode="lr-tb">
        <style:background-image/>
      </style:paragraph-properties>
    </style:style>
    <style:style style:name="P14" style:family="paragraph" style:parent-style-name="Standard">
      <style:paragraph-properties fo:margin-left="0cm" fo:margin-right="0cm" fo:line-height="150%" fo:text-indent="0.026cm" style:auto-text-indent="false" style:writing-mode="lr-tb"/>
    </style:style>
    <style:style style:name="P15" style:family="paragraph" style:parent-style-name="Standard">
      <style:paragraph-properties fo:margin-left="0.688cm" fo:margin-right="0cm" fo:line-height="115%" fo:text-align="justify" style:justify-single-word="false" fo:text-indent="0cm" style:auto-text-indent="false" style:writing-mode="lr-tb">
        <style:tab-stops/>
      </style:paragraph-properties>
      <style:text-properties style:text-underline-styl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ff"/>
    </style:style>
    <style:style style:name="T3" style:family="text">
      <style:text-properties fo:font-style="italic" fo:background-color="#ffffff" style:font-style-asian="italic" style:font-style-complex="italic"/>
    </style:style>
    <style:style style:name="T4" style:family="text">
      <style:text-properties style:text-underline-style="none" fo:background-color="#ffffff"/>
    </style:style>
    <style:style style:name="T5" style:family="text">
      <style:text-properties fo:font-style="normal" fo:background-color="#ffffff" style:font-style-asian="normal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fo:background-color="#ffffff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IT</text:span><text:span text:style-name="T1"> - </text:span><text:span text:style-name="T1">GITHUB</text:span></text:p>
      <text:p text:style-name="P12"><text:span text:style-name="T7"/></text:p>
      <text:p text:style-name="P13"><text:span text:style-name="T7">Sistemas de Control de Versiones</text:span></text:p>
      <text:p text:style-name="P5"><text:span text:style-name="T2">Un Sistema de Control de Versiones (</text:span><text:span text:style-name="T3">Version Control System</text:span><text:span text:style-name="T2"> - VCS, por sus siglas en inglés) es un software que registra los cambios en un archivo o un conjunto de archivos a lo largo del tiempo, para tener un seguimiento (</text:span><text:span text:style-name="T3">tracking</text:span><text:span text:style-name="T2">) de quién, cuándo y qué cambios se realizaron sobre ese conjunto de archivos y, a la vez, ser capaz de volver los cambios atras en el tiempo a cualquier punto, comparar distintas versiones, ya sea de todo el conjunto de archivos, o de un subconjunto del mismo. Dicho en otros términos, si alguien “rompe” o “pierde” algo, rápidamente se puede enmendar el error.</text:span></text:p>
      <text:p text:style-name="P2">Los VCS son ampliamente usados por los programadores para el control de código fuente, pero sirven virtualmente para mantener una revisión sobre cualquier tipo de archivos. <text:s/></text:p>
      <text:p text:style-name="P8"><text:span text:style-name="T6"/></text:p>
      <text:p text:style-name="P14"><text:span text:style-name="T6">Un poco de historia</text:span></text:p>
      <text:p text:style-name="P5">Git es un sistema de control de versiones distribuido (<text:span text:style-name="T2">DVCS</text:span>) de código abierto. Surge en el año 2005 a partir de diferentes necesidades que tenía la comunidad que desarrolla el kernel de linux, ya que hasta ese momento usaba el <text:span text:style-name="T2">BitKeeper que, por ser software propietario, impedía hacerle modificaciones y mejoras al sistema. Luego de largas discusiones sobre esta problemática, Linus Torvalds decidió “crear un DVCS más eficiente y más poderoso que cualquiera de los actuales, en solo dos semanas”. Asi nació Git y sus prinicipales características son:</text:span></text:p>
      <text:list xml:id="list981672971" text:style-name="L1">
        <text:list-item>
          <text:p text:style-name="P11"><text:span text:style-name="T4">Es completamente disitribuido.</text:span></text:p>
        </text:list-item>
        <text:list-item>
          <text:p text:style-name="P9"><text:span text:style-name="T2">Diseño simple.</text:span></text:p>
        </text:list-item>
        <text:list-item>
          <text:p text:style-name="P9"><text:span text:style-name="T2">Rapidez.</text:span></text:p>
        </text:list-item>
        <text:list-item>
          <text:p text:style-name="P9"><text:span text:style-name="T2">Gran soporte para desarrollo no linear (permite miles de ramas, o </text:span><text:span text:style-name="T3">branches, </text:span><text:span text:style-name="T5">en paralelo</text:span><text:span text:style-name="T2">).</text:span></text:p>
        </text:list-item>
        <text:list-item>
          <text:p text:style-name="P9"><text:span text:style-name="T2">Permite mantener proyectos grandes, de miles de archivos y millones de lineas (como el kernel de Linux) de forma eficiente y rápida.</text:span></text:p>
        </text:list-item>
      </text:list>
      <text:p text:style-name="P15"><text:span text:style-name="T2"/></text:p>
      <text:p text:style-name="P15"><text:span text:style-name="T2"/></text:p>
      <text:p text:style-name="P7"><text:span text:style-name="T2"/></text:p>
      <text:p text:style-name="P2"/>
      <text:p text:style-name="P6"/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.4cm" style:auto-text-indent="tru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.4cm" style:auto-text-indent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4</meta:editing-cycles>
    <dc:date>2014-09-04T02:29:12</dc:date>
    <meta:editing-duration>PT10M26S</meta:editing-duration>
    <meta:document-statistic meta:table-count="0" meta:image-count="0" meta:object-count="0" meta:page-count="1" meta:paragraph-count="11" meta:word-count="277" meta:character-count="1660" meta:non-whitespace-character-count="1397"/>
  </office:meta>
</office:document-meta>
</file>